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it" fo:country="I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istian Borelli</text:p>
      <text:p text:style-name="P1"/>
      <text:p text:style-name="P1"/>
      <text:p text:style-name="P1"/>
      <text:p text:style-name="P1">LINGUAGGIO DI ZANICHELLI:</text:p>
      <text:p text:style-name="P1"/>
      <text:p text:style-name="Standard"/>
      <text:p text:style-name="Standard">a) PROJECT (JOIN libri WITH prestiti WHERE (libri.codice_libro = prestiti.codice_libro AND data_prestito = '2017-7-13')) OVER titolo;</text:p>
      <text:p text:style-name="Standard"/>
      <text:p text:style-name="Standard">b) PROJECT (JOIN prestiti WITH libri WHERE (prestiti.codice_libro = libri.codice_libro AND (autore = 'Camilleri' OR autore = 'De Luca') ) ) OVER codice_utente;</text:p>
      <text:p text:style-name="Standard"/>
      <text:p text:style-name="Standard">c) PROJECT (join (join libri with prestiti where(libri.codice_libro = prestiti.codice_libro)) with utenti where (nome = 'Paolo' AND cognome = 'Bianchi')) over autore;</text:p>
      <text:p text:style-name="Standard"/>
      <text:p text:style-name="Standard">d) PROJECT (JOIN (JOIN libri WITH prestiti WHERE(libri.codice_libro = prestiti.codice_libro AND data_prestito = '2017-7-13')) WITH utenti WHERE (nome = 'Paolo' AND cognome = 'Bianchi')) OVER titolo;</text:p>
      <text:p text:style-name="Standard"/>
      <text:p text:style-name="Standard">e) PROJECT (LEFT OUTERJOIN utenti WITH prestiti WHERE (codice_libro = NULL)) OVER nome, cognome; </text:p>
      <text:p text:style-name="Standard"/>
      <text:p text:style-name="Standard"/>
      <text:p text:style-name="Standard"/>
      <text:p text:style-name="P1">LINGUAGGIO SQL: </text:p>
      <text:p text:style-name="Standard"/>
      <text:p text:style-name="Standard"/>
      <text:p text:style-name="Standard">a) SELECT titolo, FROM libri INNER JOIN prestiti ON <text:s/>libri.codice_libro = prestiti.codice_libro WHERE data_prestito = '2011-7-13' ORDER BY titolo;</text:p>
      <text:p text:style-name="Standard"/>
      <text:p text:style-name="Standard">b) SELECT codice_utente FROM utenti INNER JOIN prestiti ON utenti.codice_utente = prestiti.codice_utente INNER JOIN libri ON libri.codice_libro = prestiti.codice_libro WHERE autore IN ('Camilleri', 'De Luca'); <text:s text:c="2"/></text:p>
      <text:p text:style-name="Standard"/>
      <text:p text:style-name="Standard">c) SELECT libri.autore FROM libri INNER JOIN prestiti ON libri.codice_libro = prestiti.codice_libro INNER <text:s/>JOIN utenti ON prestiti.codice_utente = utenti.codice_utente WHERE nome = 'Paolo' AND cognome = 'Bianchi' ORDER BY autore;</text:p>
      <text:p text:style-name="Standard"/>
      <text:p text:style-name="Standard">d) SELECT titolo FROM libri INNER <text:s/>JOIN prestiti ON libri.codice_libro = prestiti.codice_libro INNER <text:s/>JOIN utenti ON prestiti.codice_utente = utenti.codice_utente WHERE data_prestito = '2011-7-13' AND nome = 'Paolo' AND cognome = 'Bianchi' ORDER BY titolo;</text:p>
      <text:p text:style-name="Standard"/>
      <text:p text:style-name="Standard">e) <text:span text:style-name="T1">SELECT </text:span><text:span text:style-name="T2">cognome, nome</text:span><text:span text:style-name="T1"> </text:span><text:span text:style-name="T2">FROM utenti LEFT JOIN prestiti ON utenti.codice_utente = prestiti.codice_utente WHERE prestiti.codice_utente IS NULL ORDER BY cognome,nome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M10S</meta:editing-duration>
    <meta:editing-cycles>10</meta:editing-cycles>
    <meta:generator>OpenOffice/4.1.3$Win32 OpenOffice.org_project/413m1$Build-9783</meta:generator>
    <dc:date>2017-10-10T21:41:46.78</dc:date>
    <dc:creator>Cristian Borelli</dc:creator>
    <meta:document-statistic meta:table-count="0" meta:image-count="0" meta:object-count="0" meta:page-count="1" meta:paragraph-count="13" meta:word-count="236" meta:character-count="1816"/>
    <meta:user-defined meta:name="Info 1"/>
    <meta:user-defined meta:name="Info 2"/>
    <meta:user-defined meta:name="Info 3"/>
    <meta:user-defined meta:name="Info 4"/>
  </office:meta>
</office:document-meta>
</file>